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P5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P6" style:family="paragraph" style:parent-style-name="Standard">
      <style:text-properties officeooo:paragraph-rsid="00104c34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P13" style:family="paragraph" style:parent-style-name="Standard">
      <style:text-properties officeooo:rsid="00103f42" officeooo:paragraph-rsid="00103f42"/>
    </style:style>
    <style:style style:name="P14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P15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P16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text-properties officeooo:rsid="00104c34" officeooo:paragraph-rsid="00104c34"/>
    </style:style>
    <style:style style:name="P20" style:family="paragraph" style:parent-style-name="Text_20_body">
      <style:text-properties officeooo:rsid="0017041c" officeooo:paragraph-rsid="0017041c"/>
    </style:style>
    <style:style style:name="P21" style:family="paragraph" style:parent-style-name="Text_20_body">
      <style:text-properties officeooo:rsid="0017041c" officeooo:paragraph-rsid="00181c75"/>
    </style:style>
    <style:style style:name="P22" style:family="paragraph" style:parent-style-name="Text_20_body">
      <style:text-properties officeooo:rsid="00181c75" officeooo:paragraph-rsid="00181c75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Heading_20_3">
      <style:text-properties officeooo:paragraph-rsid="001551d4"/>
    </style:style>
    <style:style style:name="P26" style:family="paragraph" style:parent-style-name="Heading_20_3">
      <style:text-properties officeooo:rsid="00103f42" officeooo:paragraph-rsid="001551d4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23f1d"/>
    </style:style>
    <style:style style:name="T7" style:family="text">
      <style:text-properties officeooo:rsid="006f350f"/>
    </style:style>
    <style:style style:name="T8" style:family="text">
      <style:text-properties officeooo:rsid="006fbb54"/>
    </style:style>
    <style:style style:name="T9" style:family="text">
      <style:text-properties officeooo:rsid="00104c34"/>
    </style:style>
    <style:style style:name="T10" style:family="text">
      <style:text-properties officeooo:rsid="00181c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9">Table des matières</text:p>
          </text:index-title>
          <text:p text:style-name="P30"><text:a xlink:type="simple" xlink:href="#__RefHeading___Toc286_779692865" text:style-name="Index_20_Link" text:visited-style-name="Index_20_Link"><text:s/>1 Introduction<text:tab/>3</text:a></text:p>
          <text:p text:style-name="P30"><text:a xlink:type="simple" xlink:href="#__RefHeading___Toc288_779692865" text:style-name="Index_20_Link" text:visited-style-name="Index_20_Link"><text:s/>2 Organisation<text:tab/>4</text:a></text:p>
          <text:p text:style-name="P30"><text:a xlink:type="simple" xlink:href="#__RefHeading___Toc290_779692865" text:style-name="Index_20_Link" text:visited-style-name="Index_20_Link"><text:s/>3 Travail effectué<text:tab/>5</text:a></text:p>
          <text:p text:style-name="P27"><text:a xlink:type="simple" xlink:href="#__RefHeading___Toc292_779692865" text:style-name="Index_20_Link" text:visited-style-name="Index_20_Link"><text:s/>3.1 DAO<text:tab/>5</text:a></text:p>
          <text:p text:style-name="P28"><text:a xlink:type="simple" xlink:href="#__RefHeading___Toc294_779692865" text:style-name="Index_20_Link" text:visited-style-name="Index_20_Link"><text:s/>3.1.1 Mise en place de la base de donnée<text:tab/>5</text:a></text:p>
          <text:p text:style-name="P28"><text:a xlink:type="simple" xlink:href="#__RefHeading___Toc296_779692865" text:style-name="Index_20_Link" text:visited-style-name="Index_20_Link"><text:s/>3.1.2 Mise en place des tests unitaires<text:tab/>5</text:a></text:p>
          <text:p text:style-name="P28"><text:a xlink:type="simple" xlink:href="#__RefHeading___Toc298_779692865" text:style-name="Index_20_Link" text:visited-style-name="Index_20_Link"><text:s/>3.1.3 Développement des fonctions<text:tab/>5</text:a></text:p>
          <text:p text:style-name="P27"><text:a xlink:type="simple" xlink:href="#__RefHeading___Toc300_779692865" text:style-name="Index_20_Link" text:visited-style-name="Index_20_Link"><text:s/>3.2 Spring<text:tab/>6</text:a></text:p>
          <text:p text:style-name="P28"><text:a xlink:type="simple" xlink:href="#__RefHeading___Toc302_779692865" text:style-name="Index_20_Link" text:visited-style-name="Index_20_Link"><text:s/>3.2.1 Fichier config<text:tab/>6</text:a></text:p>
          <text:p text:style-name="P28"><text:a xlink:type="simple" xlink:href="#__RefHeading___Toc304_779692865" text:style-name="Index_20_Link" text:visited-style-name="Index_20_Link"><text:s/>3.2.2 Classes Manager<text:tab/>6</text:a></text:p>
          <text:p text:style-name="P28"><text:a xlink:type="simple" xlink:href="#__RefHeading___Toc306_779692865" text:style-name="Index_20_Link" text:visited-style-name="Index_20_Link"><text:s/>3.2.3 Classe Controller<text:tab/>6</text:a></text:p>
          <text:p text:style-name="P28"><text:a xlink:type="simple" xlink:href="#__RefHeading___Toc308_779692865" text:style-name="Index_20_Link" text:visited-style-name="Index_20_Link"><text:s/>3.2.4 Les fichiers JSP<text:tab/>6</text:a></text:p>
          <text:p text:style-name="P28"><text:a xlink:type="simple" xlink:href="#__RefHeading___Toc310_779692865" text:style-name="Index_20_Link" text:visited-style-name="Index_20_Link"><text:s/>3.2.5 Clarification du code<text:tab/>6</text:a></text:p>
          <text:p text:style-name="P30"><text:a xlink:type="simple" xlink:href="#__RefHeading___Toc312_779692865" text:style-name="Index_20_Link" text:visited-style-name="Index_20_Link"><text:s/>4 Difficulté rencontrées<text:tab/>7</text:a></text:p>
          <text:p text:style-name="P30"><text:a xlink:type="simple" xlink:href="#__RefHeading___Toc314_779692865" text:style-name="Index_20_Link" text:visited-style-name="Index_20_Link"><text:s/>5 Conclusion<text:tab/>8</text:a></text:p>
        </text:index-body>
      </text:table-of-content>
      <text:p text:style-name="P19"/>
      <text:h text:style-name="P18" text:outline-level="1"><text:bookmark-start text:name="__RefHeading___Toc286_779692865"/>Introduction<text:bookmark-end text:name="__RefHeading___Toc286_779692865"/></text:h>
      <text:h text:style-name="P17" text:outline-level="1"/>
      <text:h text:style-name="P18" text:outline-level="1"><text:bookmark-start text:name="__RefHeading___Toc288_779692865"/>Organisation<text:bookmark-end text:name="__RefHeading___Toc288_779692865"/></text:h>
      <text:h text:style-name="Heading_20_2" text:outline-level="2">Outils fournis</text:h>
      <text:h text:style-name="Heading_20_2" text:outline-level="2">Travail prévus</text:h>
      <text:p text:style-name="P20">Afin d'atteindre l'objectif, le projet à été découpé en deux phases :</text:p>
      <text:p text:style-name="P21">La première phase consistait à mettre en place la partie base de donnée. C'est à dire sa <text:span text:style-name="T10">conception et sa </text:span>création mais aussi l'accès à celle-ci à partir de l'application <text:span text:style-name="T10">grâce à l'utilisation des JavaBeans pour représenter les données et la technologie JDBC pour gère la persistence de ces JavaBeans</text:span>. Une fois cette tâche terminé, les tests concernant la partie DAO ont été ecrit afin de pourvoir par la suite écrire le code de l'application et tester ces fonctionnalitées.</text:p>
      <text:p text:style-name="P22">Pour la second partie consistait à mettre en place une couche métier basée sur Spring. Cette couche prend en charge l'authentification, modification et l'accès au données.</text:p>
      <text:p text:style-name="P22">Mais aussi la partie présentation basée sur les technologie Spring/JSP/Servlet.</text:p>
      <text:h text:style-name="Heading_20_2" text:outline-level="2">Travail effectué</text:h>
      <text:h text:style-name="P18" text:outline-level="1"><text:bookmark-start text:name="__RefHeading___Toc290_779692865"/>Travail effectué<text:bookmark-end text:name="__RefHeading___Toc290_779692865"/></text:h>
      <text:h text:style-name="Heading_20_2" text:outline-level="2"><text:bookmark-start text:name="__RefHeading___Toc292_779692865"/>DAO<text:bookmark-end text:name="__RefHeading___Toc292_779692865"/></text:h>
      <text:h text:style-name="Heading_20_3" text:outline-level="3"><text:bookmark-start text:name="__RefHeading___Toc294_779692865"/>Mise en place de la base de donnée<text:bookmark-end text:name="__RefHeading___Toc294_779692865"/></text:h>
      <text:h text:style-name="Heading_20_3" text:outline-level="3"><text:bookmark-start text:name="__RefHeading___Toc296_779692865"/>Mise en place des tests unitaires<text:bookmark-end text:name="__RefHeading___Toc296_779692865"/></text:h>
      <text:h text:style-name="Heading_20_3" text:outline-level="3"><text:bookmark-start text:name="__RefHeading___Toc298_779692865"/>Développement des fonctions<text:bookmark-end text:name="__RefHeading___Toc298_779692865"/></text:h>
      <text:p text:style-name="P13"><text:tab/></text:p>
      <text:h text:style-name="P23" text:outline-level="2"/>
      <text:h text:style-name="P24" text:outline-level="2"><text:bookmark-start text:name="__RefHeading___Toc300_779692865"/>Spring<text:bookmark-end text:name="__RefHeading___Toc300_779692865"/></text:h>
      <text:h text:style-name="Heading_20_3" text:outline-level="3"><text:bookmark-start text:name="__RefHeading___Toc302_779692865"/>Fichier config<text:bookmark-end text:name="__RefHeading___Toc302_779692865"/></text:h>
      <text:h text:style-name="Heading_20_3" text:outline-level="3"><text:bookmark-start text:name="__RefHeading___Toc304_779692865"/>Classes Manager<text:bookmark-end text:name="__RefHeading___Toc304_779692865"/></text:h>
      <text:h text:style-name="Heading_20_3" text:outline-level="3"><text:bookmark-start text:name="__RefHeading___Toc306_779692865"/>Classe Controller<text:bookmark-end text:name="__RefHeading___Toc306_779692865"/></text:h>
      <text:h text:style-name="P25" text:outline-level="3"><text:bookmark-start text:name="__RefHeading___Toc308_779692865"/>Les fichiers JSP<text:bookmark-end text:name="__RefHeading___Toc308_779692865"/></text:h>
      <text:h text:style-name="P26" text:outline-level="3"><text:bookmark-start text:name="__RefHeading___Toc310_779692865"/>Clarification du code<text:bookmark-end text:name="__RefHeading___Toc310_779692865"/></text:h>
      <text:p text:style-name="P13"/>
      <text:h text:style-name="P17" text:outline-level="1"/>
      <text:h text:style-name="P18" text:outline-level="1"><text:bookmark-start text:name="__RefHeading___Toc312_779692865"/>Difficulté rencontrées<text:bookmark-end text:name="__RefHeading___Toc312_779692865"/></text:h>
      <text:h text:style-name="P17" text:outline-level="1"/>
      <text:h text:style-name="P18" text:outline-level="1"><text:bookmark-start text:name="__RefHeading___Toc314_779692865"/>Conclusion<text:bookmark-end text:name="__RefHeading___Toc314_77969286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8.02cm" table:align="left" style:writing-mode="lr-tb"/>
    </style:style>
    <style:style style:name="Tableau5.A" style:family="table-column">
      <style:table-column-properties style:column-width="3cm"/>
    </style:style>
    <style:style style:name="Tableau5.B" style:family="table-column">
      <style:table-column-properties style:column-width="12.002cm"/>
    </style:style>
    <style:style style:name="Tableau5.C" style:family="table-column">
      <style:table-column-properties style:column-width="3.01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8.02cm" table:align="left" style:writing-mode="lr-tb"/>
    </style:style>
    <style:style style:name="Tableau6.A" style:family="table-column">
      <style:table-column-properties style:column-width="3.251cm"/>
    </style:style>
    <style:style style:name="Tableau6.B" style:family="table-column">
      <style:table-column-properties style:column-width="5.75cm"/>
    </style:style>
    <style:style style:name="Tableau6.C" style:family="table-column">
      <style:table-column-properties style:column-width="6.011cm"/>
    </style:style>
    <style:style style:name="Tableau6.D" style:family="table-column">
      <style:table-column-properties style:column-width="3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226cm" fo:keep-together="always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5" style:family="table-row">
      <style:table-row-properties style:min-row-height="0.503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MP6" style:family="paragraph" style:parent-style-name="Standard">
      <style:text-properties officeooo:paragraph-rsid="00104c34"/>
    </style:style>
    <style:style style:name="M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M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23f1d"/>
    </style:style>
    <style:style style:name="MT7" style:family="text">
      <style:text-properties officeooo:rsid="006f350f"/>
    </style:style>
    <style:style style:name="MT8" style:family="text">
      <style:text-properties officeooo:rsid="006fbb54"/>
    </style:style>
    <style:style style:name="MT9" style:family="text">
      <style:text-properties officeooo:rsid="00104c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2" text:anchor-type="paragraph" svg:x="0.005cm" svg:y="0.298cm" svg:width="2.78cm" svg:height="0.956cm" draw:z-index="6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3.C1" office:value-type="string">
              <text:p text:style-name="MP4"><text:date style:data-style-name="N37" text:date-value="2016-10-24T11:38:00.561999790" text:fixed="true">24/10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8</text:page-number></text:span><text:span text:style-name="MT3"> / </text:span><text:span text:style-name="Page_20_Number"><text:span text:style-name="MT4"><text:page-count style:num-format="1">8</text:page-count></text:span></text:span></text:p>
            </table:table-cell>
          </table:table-row>
        </table:table>
        <text:p text:style-name="MP6"/>
      </style:header>
      <style:header-first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frame draw:style-name="Mfr1" draw:name="Image3" text:anchor-type="paragraph" svg:x="0.005cm" svg:y="0.298cm" svg:width="2.78cm" svg:height="0.956cm" draw:z-index="7"><draw:image xlink:href="Pictures/10000201000000FA000000569774AC20246EE7A5.png" xlink:type="simple" xlink:show="embed" xlink:actuate="onLoad"/></draw:frame></text:p>
            </table:table-cell>
            <table:table-cell table:style-name="Tableau5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5.C1" office:value-type="string">
              <text:p text:style-name="MP4"><text:date style:data-style-name="N37" text:date-value="2016-12-13T09:55:41.627999860" text:fixed="true">13/12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8</text:page-count></text:span></text:span></text:p>
            </table:table-cell>
          </table:table-row>
        </table:table>
        <text:p text:style-name="MP6"/>
      </style:header-first>
      <style:footer>
        <text:p text:style-name="MP7"><text:span text:style-name="MT5">Réf : </text:span>UNIV-M2-000<text:span text:style-name="MT6">6<text:tab/><text:tab/><text:tab/><text:tab/><text:tab/><text:tab/><text:tab/><text:tab/><text:tab/><text:tab/><text:tab/></text:span><text:span text:style-name="MT6"><text:page-number text:select-page="current">8</text:page-number></text:span><text:span text:style-name="MT6">/</text:span><text:span text:style-name="MT6"><text:page-count>8</text:page-count></text:span></text:p>
      </style:footer>
      <style:foot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MP8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9">Kévin LEBRETON</text:p>
            </table:table-cell>
            <table:covered-table-cell/>
            <table:table-cell table:style-name="Tableau6.A1" table:number-columns-spanned="2" office:value-type="string">
              <text:p text:style-name="MP10">Thomas RAMBALDI</text:p>
            </table:table-cell>
            <table:covered-table-cell/>
          </table:table-row>
          <table:table-row table:style-name="Tableau6.3">
            <table:table-cell table:style-name="Tableau6.A3" office:value-type="string">
              <text:p text:style-name="MP11"/>
            </table:table-cell>
            <table:table-cell table:style-name="Tableau6.A3" table:number-columns-spanned="2" office:value-type="string">
              <text:p text:style-name="MP12">REVISIONS</text:p>
            </table:table-cell>
            <table:covered-table-cell/>
            <table:table-cell table:style-name="Tableau6.D3" office:value-type="string">
              <text:p text:style-name="MP11"/>
            </table:table-cell>
          </table:table-row>
          <table:table-row table:style-name="Tableau6.3">
            <table:table-cell table:style-name="Tableau6.A3" office:value-type="string">
              <text:p text:style-name="MP13">Date</text:p>
            </table:table-cell>
            <table:table-cell table:style-name="Tableau6.A3" table:number-columns-spanned="2" office:value-type="string">
              <text:p text:style-name="MP13">Nature de la modification</text:p>
            </table:table-cell>
            <table:covered-table-cell/>
            <table:table-cell table:style-name="Tableau6.D3" office:value-type="string">
              <text:p text:style-name="MP13">Version</text:p>
            </table:table-cell>
          </table:table-row>
          <table:table-row table:style-name="Tableau6.5">
            <table:table-cell table:style-name="Tableau6.A3" office:value-type="string">
              <text:p text:style-name="MP11"><text:date style:data-style-name="N37" text:date-value="2016-12-13T09:55:50.097000016" text:fixed="true">13/12/16</text:date></text:p>
            </table:table-cell>
            <table:table-cell table:style-name="Tableau6.A3" table:number-columns-spanned="2" office:value-type="string">
              <text:p text:style-name="MP11"/>
            </table:table-cell>
            <table:covered-table-cell/>
            <table:table-cell table:style-name="Tableau6.D3" office:value-type="string">
              <text:p text:style-name="MP14">1.<text:span text:style-name="MT8">1</text:span></text:p>
            </table:table-cell>
          </table:table-row>
        </table:table>
        <text:p text:style-name="MP15"><text:span text:style-name="MT5">Réf : </text:span>UNIV-M2-000<text:span text:style-name="MT9">6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1S</meta:editing-duration>
    <meta:editing-cycles>11</meta:editing-cycles>
    <meta:generator>LibreOffice/5.0.5.2$Windows_x86 LibreOffice_project/55b006a02d247b5f7215fc6ea0fde844b30035b3</meta:generator>
    <dc:date>2016-12-13T19:14:29.876000000</dc:date>
    <meta:document-statistic meta:table-count="3" meta:image-count="2" meta:object-count="0" meta:page-count="8" meta:paragraph-count="60" meta:word-count="318" meta:character-count="1934" meta:non-whitespace-character-count="1631"/>
    <meta:user-defined meta:name="Info 1"/>
    <meta:user-defined meta:name="Info 2"/>
    <meta:user-defined meta:name="Info 3"/>
    <meta:user-defined meta:name="Info 4"/>
  </office:meta>
</office:document-meta>
</file>